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4"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5" style:family="paragraph" style:parent-style-name="Text_20_body">
      <style:paragraph-properties fo:margin-top="0in" fo:margin-bottom="0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6" style:family="paragraph" style:parent-style-name="Heading_20_2">
      <style:text-properties fo:font-variant="normal" fo:text-transform="none" fo:color="#2d3b45" style:font-name="Liberation Serif" fo:letter-spacing="normal" fo:font-style="normal" fo:font-weight="normal" officeooo:rsid="0010fd3e" officeooo:paragraph-rsid="0010fd3e"/>
    </style:style>
    <style:style style:name="P7"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1">
      <style:paragraph-properties fo:margin-top="0in" fo:margin-bottom="0.0547in" loext:contextual-spacing="false" fo:orphans="2" fo:widows="2" fo:padding="0in" fo:border="none"/>
    </style:style>
    <style:style style:name="P10"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1" style:family="paragraph" style:parent-style-name="Text_20_body" style:list-style-name="L1">
      <style:paragraph-properties fo:margin-top="0in" fo:margin-bottom="0in" loext:contextual-spacing="false" fo:orphans="2" fo:widows="2" fo:padding="0in" fo:border="none"/>
    </style:style>
    <style:style style:name="T1" style:family="text">
      <style:text-properties officeooo:rsid="001a29f9"/>
    </style:style>
    <style:style style:name="T2" style:family="text">
      <style:text-properties officeooo:rsid="0015b1ed"/>
    </style:style>
    <style:style style:name="T3" style:family="text">
      <style:text-properties fo:font-variant="normal" fo:text-transform="none" fo:color="#2d3b45" style:font-name="Liberation Serif" fo:font-size="12pt" fo:letter-spacing="normal" fo:font-style="normal" fo:font-weight="normal" style:font-size-asian="12pt" style:font-size-complex="12pt"/>
    </style:style>
    <style:style style:name="T4" style:family="text">
      <style:text-properties fo:font-variant="normal" fo:text-transform="none" fo:color="#2d3b45" style:font-name="Liberation Serif" fo:font-size="12pt" fo:letter-spacing="normal" fo:font-style="normal" fo:font-weight="normal" officeooo:rsid="0014027a" style:font-size-asian="12pt" style:font-size-complex="12pt"/>
    </style:style>
    <style:style style:name="T5" style:family="text">
      <style:text-properties fo:font-variant="normal" fo:text-transform="none" fo:color="#2d3b45" style:font-name="Liberation Serif" fo:font-size="12pt" fo:letter-spacing="normal" fo:font-style="normal" fo:font-weight="normal" officeooo:rsid="001acb62" style:font-size-asian="12pt" style:font-size-complex="12pt"/>
    </style:style>
    <style:style style:name="T6" style:family="text">
      <style:text-properties fo:font-variant="normal" fo:text-transform="none" fo:color="#2d3b45" style:font-name="Liberation Serif" fo:font-size="12pt" fo:letter-spacing="normal" fo:font-style="normal" fo:font-weight="bold" style:font-size-asian="12pt" style:font-size-complex="12pt"/>
    </style:style>
    <style:style style:name="T7" style:family="text">
      <style:text-properties fo:font-variant="normal" fo:text-transform="none" fo:color="#2d3b45" style:font-name="Liberation Serif"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2d3b45" style:font-name="Liberation Serif" fo:font-size="12pt" fo:letter-spacing="normal" fo:font-style="normal" fo:font-weight="bold" officeooo:rsid="001acb62" style:font-size-asian="12pt" style:font-weight-asian="bold" style:font-size-complex="12pt" style:font-weight-complex="bold"/>
    </style:style>
    <style:style style:name="T9" style:family="text">
      <style:text-properties officeooo:rsid="00122500"/>
    </style:style>
    <style:style style:name="T10" style:family="text">
      <style:text-properties officeooo:rsid="0018d522"/>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Mailman - User Interface</text:h>
      <text:h text:style-name="P4" text:outline-level="3">Summary</text:h>
      <text:p text:style-name="P3">Using Bootstrap and HTML, construct the user interface (and only the user interface) for a simple mail web application.</text:p>
      <text:p text:style-name="P3">Use the screenshots as inspiration and to figure out the flow of the screens.</text:p>
      <text:h text:style-name="P4" text:outline-level="3">Instructions</text:h>
      <text:p text:style-name="P3">Create the following visual features for the UI:</text:p>
      <text:list xml:id="list1822894015625713118" text:style-name="L1">
        <text:list-item>
          <text:p text:style-name="P7"><text:s/>Navigation bar that appears at the top of every page</text:p>
        </text:list-item>
        <text:list-item>
          <text:p text:style-name="P9"><text:span text:style-name="T3"><text:s/>Sidebar navigation that appears on every page </text:span><text:span text:style-name="Strong_20_Emphasis"><text:span text:style-name="T6">except</text:span></text:span><text:span text:style-name="T3"> the Login page</text:span></text:p>
          <text:list>
            <text:list-item>
              <text:p text:style-name="P8"><text:span text:style-name="T3"><text:s/>The sidebar should </text:span><text:span text:style-name="T4">link to and </text:span><text:span text:style-name="T3">show how many </text:span><text:span text:style-name="Strong_20_Emphasis"><text:span text:style-name="T6">unread</text:span></text:span><text:span text:style-name="T3"> messages are in the </text:span><text:span text:style-name="T7">Inbox</text:span><text:span text:style-name="T3">, how many messages are in the </text:span><text:span text:style-name="T7">Trash</text:span><text:span text:style-name="T3">, and how many messages have been marked as </text:span><text:span text:style-name="T7">Spam</text:span><text:span text:style-name="T3">. </text:span><text:span text:style-name="T5">There should also be a link to the </text:span><text:span text:style-name="T8">Compose New Message</text:span><text:span text:style-name="T5"> screen in the sidebar.</text:span></text:p>
            </text:list-item>
          </text:list>
        </text:list-item>
        <text:list-item>
          <text:p text:style-name="P10"><text:s/>Pages <text:span text:style-name="T10">(6)</text:span>:</text:p>
          <text:list>
            <text:list-item>
              <text:p text:style-name="P8"><text:span text:style-name="Strong_20_Emphasis"><text:span text:style-name="T6"><text:s/>Login</text:span></text:span><text:span text:style-name="T3">: should contain a form with username and password inputs plus a Login button. The Login button should do one of the following: either link to the Inbox page or submit the form to the Inbox page using the HTTP GET method.</text:span></text:p>
            </text:list-item>
            <text:list-item>
              <text:p text:style-name="P11"><text:span text:style-name="Strong_20_Emphasis"><text:span text:style-name="T6"><text:s/>Inbox</text:span></text:span><text:span text:style-name="T3">: should contain a set of summarized fictional email messages, styled differently based on whether they have been "read" or not. Your Inbox should include at least one read message and two unread messages. There should also be three buttons for common Inbox operations (Mark Read, Mark All as Read, Delete, Mark as Spam, Star Message, etc.) below the set of messages.</text:span></text:p>
            </text:list-item>
            <text:list-item>
              <text:p text:style-name="P11"><text:span text:style-name="Strong_20_Emphasis"><text:span text:style-name="T6"><text:s/>Trash</text:span></text:span><text:span text:style-name="T3">: should contain a set of summarized fictional email messages that have been deleted. There needs to be at least one message here. There should also be three buttons for common Trash operations (Restore, Report, Restore All, Empty Trash, etc) below the set of messages.</text:span></text:p>
            </text:list-item>
            <text:list-item>
              <text:p text:style-name="P11"><text:span text:style-name="Strong_20_Emphasis"><text:span text:style-name="T6"><text:s/>Spam</text:span></text:span><text:span text:style-name="T3">: should contain a set of summarized fictional email messages that have been marked as spam. There needs to be at least one message here. There should also be two buttons for common Spam operations (Move to Inbox, Report, Delete, etc) below the set of messages.</text:span></text:p>
            </text:list-item>
            <text:list-item>
              <text:p text:style-name="P11"><text:span text:style-name="Strong_20_Emphasis"><text:span text:style-name="T6"><text:s/>Compose New Message</text:span></text:span><text:span text:style-name="T3">: should contain a form with recipient field, title field, and body text area plus a Send Message button. The Send Message button should do one of the following: either link to the Success page or submit the form to the Success page using the HTTP GET method.</text:span></text:p>
            </text:list-item>
            <text:list-item>
              <text:p text:style-name="P11"><text:soft-page-break/><text:span text:style-name="Strong_20_Emphasis"><text:span text:style-name="T6"><text:s/>Success Page</text:span></text:span><text:span text:style-name="T3">: should contain a success message regarding sending the message formatted as a success alert along with links back to the Inbox and Compose New Message pages.</text:span></text:p>
            </text:list-item>
          </text:list>
        </text:list-item>
      </text:list>
      <text:p text:style-name="P5"/>
      <text:h text:style-name="P4" text:outline-level="3">Extra Credit</text:h>
      <text:p text:style-name="P3">Do everything above using Metaphor as well. You must submit both your Bootstrap and Metaphor versions <text:span text:style-name="T9">in the same ZIP file </text:span>to qualify for the extra credit.</text:p>
      <text:p text:style-name="P3">Full extra credit is an additional 10 points on the assignment due to the utilization of an additional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1-30T20:53:20.599420000</dc:date>
    <meta:editing-duration>PT13M35S</meta:editing-duration>
    <meta:editing-cycles>12</meta:editing-cycles>
    <meta:generator>LibreOffice/4.3.3.2$MacOSX_X86_64 LibreOffice_project/9bb7eadab57b6755b1265afa86e04bf45fbfc644</meta:generator>
    <meta:document-statistic meta:table-count="0" meta:image-count="0" meta:object-count="0" meta:page-count="2" meta:paragraph-count="21" meta:word-count="461" meta:character-count="2631" meta:non-whitespace-character-count="2190"/>
  </office:meta>
</office:document-meta>
</file>